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alibri2"/>
    </style:style>
    <style:style style:name="P3" style:family="paragraph" style:parent-style-name="Standard">
      <style:text-properties style:font-name="Calibri2" fo:font-size="14pt" fo:font-weight="bold" style:font-size-asian="14pt" style:font-weight-asian="bold" style:font-size-complex="14pt" style:font-weight-complex="bold"/>
    </style:style>
    <style:style style:name="P4" style:family="paragraph" style:parent-style-name="Standard">
      <style:text-properties fo:color="#000000" style:font-name="Calibri2" fo:font-size="10pt" style:font-size-asian="10pt" style:font-size-complex="10pt"/>
    </style:style>
    <style:style style:name="P5" style:family="paragraph" style:parent-style-name="Text_20_body">
      <style:text-properties fo:color="#000000" style:font-name="Calibri2"/>
    </style:style>
    <style:style style:name="P6" style:family="paragraph" style:parent-style-name="Text_20_body">
      <style:text-properties style:font-name="Calibri2"/>
    </style:style>
    <style:style style:name="P7" style:family="paragraph" style:parent-style-name="Preformatted_20_Text">
      <style:paragraph-properties fo:margin-top="0in" fo:margin-bottom="0in" fo:line-height="100%" fo:orphans="2" fo:widows="2" fo:padding="0in" fo:border="none"/>
      <style:text-properties fo:font-variant="normal" fo:text-transform="none" fo:color="#000000" style:font-name="Calibri2" fo:font-size="10pt" fo:letter-spacing="normal" fo:font-style="normal" fo:font-weight="normal" fo:background-color="transparent"/>
    </style:style>
    <style:style style:name="P8" style:family="paragraph" style:parent-style-name="Preformatted_20_Text">
      <style:paragraph-properties fo:margin-top="0in" fo:margin-bottom="0in" fo:line-height="100%" fo:orphans="2" fo:widows="2" fo:padding="0in" fo:border="none">
        <style:tab-stops>
          <style:tab-stop style:position="0.6146in" style:type="right"/>
          <style:tab-stop style:position="0.9898in" style:type="right"/>
          <style:tab-stop style:position="1.4598in" style:type="right"/>
          <style:tab-stop style:position="1.9598in" style:type="right"/>
          <style:tab-stop style:position="2.45in" style:type="right"/>
          <style:tab-stop style:position="2.95in" style:type="right"/>
        </style:tab-stops>
      </style:paragraph-properties>
      <style:text-properties fo:font-variant="normal" fo:text-transform="none" fo:color="#000000" style:font-name="Calibri2" fo:font-size="10pt" fo:letter-spacing="normal" fo:font-style="normal" fo:font-weight="normal" fo:background-color="transparent"/>
    </style:style>
    <style:style style:name="P9" style:family="paragraph" style:parent-style-name="Preformatted_20_Text">
      <style:paragraph-properties fo:margin-top="0in" fo:margin-bottom="0in" fo:line-height="100%" fo:orphans="2" fo:widows="2" fo:padding="0in" fo:border="none">
        <style:tab-stops>
          <style:tab-stop style:position="1.448in" style:type="right"/>
          <style:tab-stop style:position="1.5835in"/>
        </style:tab-stops>
      </style:paragraph-properties>
      <style:text-properties fo:font-variant="normal" fo:text-transform="none" fo:color="#000000" style:font-name="Calibri2" fo:font-size="10pt" fo:letter-spacing="normal" fo:font-style="normal" fo:font-weight="normal" fo:background-color="transparent"/>
    </style:style>
    <style:style style:name="P10" style:family="paragraph" style:parent-style-name="Preformatted_20_Text">
      <style:paragraph-properties fo:margin-top="0in" fo:margin-bottom="0in" fo:line-height="100%" fo:orphans="2" fo:widows="2" fo:padding="0in" fo:border="none"/>
      <style:text-properties fo:font-variant="normal" fo:text-transform="none" fo:color="#000000" style:font-name="Calibri2" fo:font-size="12pt" fo:letter-spacing="normal" fo:font-style="normal" fo:font-weight="normal" fo:background-color="transparent" style:font-size-asian="12pt" style:font-size-complex="12pt"/>
    </style:style>
    <style:style style:name="P11" style:family="paragraph" style:parent-style-name="Preformatted_20_Text">
      <style:paragraph-properties fo:margin-top="0in" fo:margin-bottom="0in" fo:line-height="100%" fo:orphans="2" fo:widows="2" fo:padding="0in" fo:border="none">
        <style:tab-stops>
          <style:tab-stop style:position="1.2602in" style:type="right"/>
          <style:tab-stop style:position="1.5in"/>
          <style:tab-stop style:position="2.198in"/>
          <style:tab-stop style:position="2.8957in"/>
          <style:tab-stop style:position="3.6043in"/>
          <style:tab-stop style:position="4.302in"/>
        </style:tab-stops>
      </style:paragraph-properties>
      <style:text-properties fo:color="#000000" style:font-name="Calibri2" fo:font-size="10pt" fo:background-color="transparent"/>
    </style:style>
    <style:style style:name="P12" style:family="paragraph" style:parent-style-name="Preformatted_20_Text" style:master-page-name="">
      <style:paragraph-properties fo:margin-top="0in" fo:margin-bottom="0in" fo:line-height="100%" style:page-number="auto"/>
      <style:text-properties fo:font-variant="normal" fo:text-transform="none" fo:color="#000000" style:font-name="Calibri2" fo:font-size="10pt" fo:letter-spacing="normal" fo:font-style="normal" fo:font-weight="normal" fo:background-color="transparent"/>
    </style:style>
    <style:style style:name="P13" style:family="paragraph" style:parent-style-name="Text_20_body">
      <style:paragraph-properties fo:margin-top="0in" fo:margin-bottom="0in"/>
      <style:text-properties style:font-name="Calibri2" fo:font-size="8pt" style:font-size-asian="8pt" style:font-size-complex="8pt"/>
    </style:style>
    <style:style style:name="P14" style:family="paragraph" style:parent-style-name="Heading_20_1">
      <style:text-properties style:font-name="Calibri2"/>
    </style:style>
    <style:style style:name="P15" style:family="paragraph" style:parent-style-name="Preformatted_20_Text">
      <style:paragraph-properties fo:margin-top="0in" fo:margin-bottom="0in" fo:line-height="100%" fo:orphans="2" fo:widows="2" fo:padding="0in" fo:border="none"/>
      <style:text-properties fo:font-variant="normal" fo:text-transform="none" fo:color="#000000" style:font-name="Calibri2" fo:font-size="10pt" fo:letter-spacing="normal" fo:font-style="normal" fo:font-weight="normal" fo:background-color="transparent"/>
    </style:style>
    <style:style style:name="P16" style:family="paragraph" style:parent-style-name="Text_20_body" style:list-style-name="L1">
      <style:text-properties style:font-name="Calibri2"/>
    </style:style>
    <style:style style:name="T1" style:family="text">
      <style:text-properties fo:font-style="normal" fo:font-weight="normal"/>
    </style:style>
    <style:style style:name="T2" style:family="text">
      <style:text-properties style:font-name="Calibri2"/>
    </style:style>
    <style:style style:name="T3" style:family="text">
      <style:text-properties fo:color="#000000" style:font-name="Calibri2"/>
    </style:style>
    <style:style style:name="fr1" style:family="graphic" style:parent-style-name="Frame">
      <style:graphic-properties fo:margin-left="0.5in" fo:margin-right="0.5in" style:wrap="none" style:vertical-pos="top" style:vertical-rel="paragraph-content" style:horizontal-pos="center" style:horizontal-rel="paragraph"/>
    </style:style>
    <style:style style:name="fr2" style:family="graphic" style:parent-style-name="Frame">
      <style:graphic-properties fo:margin-left="0.5in" fo:margin-right="0.5in" style:wrap="none" style:vertical-pos="top" style:vertical-rel="paragraph-content" style:horizontal-pos="center" style:horizontal-rel="paragraph" fo:padding="0.0598in" fo:border="0.0008in solid #000000" style:shadow="none"/>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rame"/>
      </text:sequence-decls>
      <text:p text:style-name="P3">Title: Qualitative activity recognition of the unilateral dumbbell biceps curl, a course project of Practical Machine Learning, June 2014.</text:p>
      <text:p text:style-name="P2">Author: Dmitry Borisoglebsky</text:p>
      <text:p text:style-name="P2">Github: https://github.com/dborisog/pml_qsm</text:p>
      <text:h text:style-name="P14" text:outline-level="1">Introduction</text:h>
      <text:p text:style-name="Text_20_body"><text:span text:style-name="T2">This report finalizes a course project of Practical Machine Learning June 2014 [</text:span><text:span text:style-name="T2"><text:bookmark-ref text:reference-format="number-no-superior" text:ref-name="__RefNumPara__504_368153615"> 1 </text:bookmark-ref></text:span><text:span text:style-name="T2">], a course delivered by staff of John Hopkins University Jeff Leek, Brian Caffo, and Roger D. Peng via Coursera. This course project was inspired by a human activity recognition (HAR) project [</text:span><text:span text:style-name="T2"><text:bookmark-ref text:reference-format="number" text:ref-name="__RefNumPara__502_368153615"> 2 </text:bookmark-ref></text:span><text:span text:style-name="T2">,</text:span><text:span text:style-name="T2"><text:bookmark-ref text:reference-format="number" text:ref-name="__RefNumPara__42_875721103"> 3 </text:bookmark-ref></text:span><text:span text:style-name="T2">].</text:span></text:p>
      <text:p text:style-name="P6">This HAR project was researching qualitative physical activity recognition, in different words how well an activity was executed. Six young adults were executing ten repetition of the unilateral dumbbell biceps curl in five manners: (A) exactly according to the specification, (B) throwing the elbows to the front, (C) lifting the dumbbell only halfway, (D) lowering the dumbbell only halfway, (E) throwing the hips to the front, where B – E represent common mistakes. These executions were recorded via four sensors on the belt, arm, forearm, and dumbbell.</text:p>
      <text:p text:style-name="P6">Data from this HAR project was delivered to the course students in two datasets, a training dataset of 19622 observations and 158 variables plus a manner 'classe' variable, and a testing dataset of 20 observations and 158 variables without 'classe' variable. The course project's objective is to predict the manner 'classe' of the testing dataset.</text:p>
      <text:h text:style-name="P14" text:outline-level="1">Methods</text:h>
      <text:p text:style-name="P6">Specifics of the objective and the course limit methods could be applied by the author. The major part of the design of experiment was defined by the HAR project researchers, the HAR project's objective was set, exercise and types of mistakes were chosen, means to collect the data were selected, and data was collected. This course project also de facto narrows down the analytical means leaving methods that have been mentioned within the course: data preprocessing, modeling and prediction, analysis organization and sharing.</text:p>
      <text:p text:style-name="P6">Data pre-processing. Training dataset is relatively large to split into training and evaluation datasets in proportion 75% and 25%, respectively. The number of variables is relatively large to assume that some variables might be excluded without loosing on variability and accuracy, near to zero variable and non-principle components were identified and filtered out.</text:p>
      <text:p text:style-name="P6">Modeling and prediction. Having the manners 'classe' variable within the original training dataset and the qualitative nature of 'classe' variable focuses the author on classification and algorithms. Random forest is one of the most accurate classification algorithm, the author assumed that this algorithm would allow to create a model for the data on his desktop PC, and thereby selected random forests for modeling and prediction.</text:p>
      <text:p text:style-name="P6">Reproduction. The course project assumes that the predicted results and report would be submitted on Coursera website for further evaluation, and the project's files would be available online via Github. The file organization structure proposed by the teaching personal of this and other data analysis MOOC from John Hopkins University was used in this project.</text:p>
      <text:p text:style-name="P6">R scripting language and 'caret' package were major major preprocessing and analysis tools used in this project.</text:p>
      <text:h text:style-name="P14" text:outline-level="1">Results</text:h>
      <text:p text:style-name="Text_20_body"><text:span text:style-name="T2">Data preprocessing are possible to find in the ap</text:span><text:span text:style-name="T3">pendix and '\Rcode\script.R' file of the github repository. </text:span></text:p>
      <text:p text:style-name="P5">'confusionMatrix' function of 'caret' package produces the following output for predicted and actual values of 'classe' variable of evaluation dataset, see <text:sequence-ref text:reference-format="category-and-value" text:ref-name="refFrame0">Frame 1</text:sequence-ref>.</text:p>
      <text:p text:style-name="P10"><draw:frame draw:style-name="fr1" draw:name="Frame1" text:anchor-type="paragraph" fo:min-width="0.7902in" draw:z-index="0"><draw:text-box fo:min-height="0.2in"><text:p text:style-name="P12">&gt; print(confusionMatrix(evalPredict, evaluation$classe))</text:p><text:p text:style-name="P7">Confusion Matrix and Statistics</text:p><text:p text:style-name="P7">Reference</text:p><text:p text:style-name="P8"><text:tab/>Prediction<text:tab/>A<text:tab/>B<text:tab/>C<text:tab/>D<text:tab/>E</text:p><text:p text:style-name="P8"><text:tab/>A<text:tab/>1388<text:tab/>8<text:tab/>2<text:tab/>1<text:tab/>0</text:p><text:p text:style-name="P8"><text:tab/>B<text:tab/>1<text:tab/>934<text:tab/>8<text:tab/>3<text:tab/>2</text:p><text:p text:style-name="P8"><text:tab/>C<text:tab/>1<text:tab/>5<text:tab/>841<text:tab/>15<text:tab/>0</text:p><text:p text:style-name="P8"><text:tab/>D<text:tab/>1<text:tab/>2<text:tab/>2<text:tab/>783<text:tab/>3</text:p><text:p text:style-name="P8"><text:tab/>E<text:tab/>4<text:tab/>0<text:tab/>2<text:tab/>2<text:tab/>896</text:p><text:p text:style-name="P7">Overall Statistics</text:p><text:p text:style-name="P9"><text:tab/>Accuracy:<text:tab/>0.9874 <text:s text:c="9"/></text:p><text:p text:style-name="P9"><text:tab/>95% CI:<text:tab/>(0.9838, 0.9903)</text:p><text:p text:style-name="P9"><text:tab/>No Information Rate:<text:tab/>0.2845 <text:s text:c="9"/></text:p><text:p text:style-name="P9"><text:tab/>P-Value [Acc &gt; NIR]:<text:tab/>&lt; 2.2e-16 <text:s text:c="6"/></text:p><text:p text:style-name="P9"><text:tab/>Kappa:<text:tab/>0.984 <text:s text:c="10"/></text:p><text:p text:style-name="P9"><text:tab/>Mcnemar's Test P-Value:<text:tab/>0.005715 <text:s text:c="7"/></text:p><text:p text:style-name="P7">Statistics by Class:</text:p><text:p text:style-name="P11"><text:tab/><text:tab/>Class: A<text:tab/>Class: B<text:tab/>Class: C<text:tab/>Class: D<text:tab/>Class: E</text:p><text:p text:style-name="P11"><text:tab/>Sensitivity<text:tab/>0.9950<text:tab/>0.9842<text:tab/>0.9836<text:tab/>0.9739<text:tab/>0.9945</text:p><text:p text:style-name="P11"><text:tab/>Specificity<text:tab/>0.9969<text:tab/>0.9965<text:tab/>0.9948<text:tab/>0.9980<text:tab/>0.9980</text:p><text:p text:style-name="P11"><text:tab/>Pos Pred Value<text:tab/>0.9921<text:tab/>0.9852<text:tab/>0.9756<text:tab/>0.9899<text:tab/>0.9912</text:p><text:p text:style-name="P11"><text:tab/>Neg Pred Value<text:tab/>0.9980<text:tab/>0.9962<text:tab/>0.9965<text:tab/>0.9949<text:tab/>0.9987</text:p><text:p text:style-name="P11"><text:tab/>Prevalence<text:tab/>0.2845<text:tab/>0.1935<text:tab/>0.1743<text:tab/>0.1639<text:tab/>0.1837</text:p><text:p text:style-name="P11"><text:tab/>Detection Rate<text:tab/>0.2830<text:tab/>0.1905<text:tab/>0.1715<text:tab/>0.1597<text:tab/>0.1827</text:p><text:p text:style-name="P11"><text:tab/>Detection Prevalence<text:tab/>0.2853<text:tab/>0.1933<text:tab/>0.1758<text:tab/>0.1613<text:tab/>0.1843</text:p><text:p text:style-name="P11"><text:tab/>Balanced Accuracy<text:tab/>0.9959<text:tab/>0.9903<text:tab/>0.9892<text:tab/>0.9860<text:tab/>0.9962</text:p><text:p text:style-name="Frame">Frame <text:sequence text:ref-name="refFrame0" text:name="Frame" text:formula="ooow:Frame+1" style:num-format="1">1</text:sequence>: Prediction quality on evaluation dataset.</text:p></draw:text-box></draw:frame><text:soft-page-break/>The prediction for testing dataset are shown in the following script, see <text:sequence-ref text:reference-format="category-and-value" text:ref-name="refFrame1">Frame 2</text:sequence-ref>.</text:p>
      <text:h text:style-name="P14" text:outline-level="1"><draw:frame draw:style-name="fr2" draw:name="Frame2" text:anchor-type="paragraph" fo:min-width="0.7902in" draw:z-index="1"><draw:text-box fo:min-height="0.2in"><text:p text:style-name="P4">&gt; predict(modelFit,testPC)</text:p><text:p text:style-name="P4"><text:s/><text:span text:style-name="T1">[1] B A A A A B A B A A B A B A B A A B B B</text:span></text:p><text:p text:style-name="P4">Levels: A B C D E</text:p><text:p text:style-name="Frame">Frame <text:sequence text:ref-name="refFrame1" text:name="Frame" text:formula="ooow:Frame+1" style:num-format="1">2</text:sequence>: Predicted results from testing dataset.</text:p></draw:text-box></draw:frame>Discussion and conclusions</text:h>
      <text:p text:style-name="Text_20_body"><text:span text:style-name="T2"><text:sequence-ref text:reference-format="category-and-value" text:ref-name="refFrame0">Frame 1</text:sequence-ref></text:span><text:span text:style-name="T2"> shows that the developed classification model delivers accurate results, even better results than in the original research [</text:span><text:span text:style-name="T2"><text:bookmark-ref text:reference-format="number-no-superior" text:ref-name="__RefNumPara__42_875721103"> 3 </text:bookmark-ref></text:span><text:span text:style-name="T2">], see confusion matrix and other parameters. Assuming that training, evaluation, and testing datasets share the same bias, it is possible to conclude that predictions (see </text:span><text:span text:style-name="T2"><text:sequence-ref text:reference-format="category-and-value" text:ref-name="refFrame1">Frame 2</text:sequence-ref></text:span><text:span text:style-name="T2">) are accurate as well.</text:span></text:p>
      <text:h text:style-name="P14" text:outline-level="1">References</text:h>
      <text:list xml:id="list3057500961536145755" text:style-name="L1">
        <text:list-item>
          <text:p text:style-name="P16"><text:bookmark-start text:name="__RefNumPara__504_368153615"/><text:a xlink:type="simple" xlink:href="https://www.coursera.org/course/predmachlearn" text:style-name="Internet_20_link" text:visited-style-name="Visited_20_Internet_20_Link">https://www.coursera.org/course/predmachlearn</text:a>, accessed 2014-06-22. <text:bookmark-end text:name="__RefNumPara__504_368153615"/></text:p>
        </text:list-item>
        <text:list-item>
          <text:p text:style-name="P16"><text:bookmark-start text:name="__RefNumPara__502_368153615"/><text:a xlink:type="simple" xlink:href="http://groupware.les.inf.puc-rio.br/har" text:style-name="Internet_20_link" text:visited-style-name="Visited_20_Internet_20_Link">http://groupware.les.inf.puc-rio.br/har</text:a>, accessed 2014-06-22.<text:bookmark-end text:name="__RefNumPara__502_368153615"/></text:p>
        </text:list-item>
        <text:list-item>
          <text:p text:style-name="P16"><text:bookmark-start text:name="__RefNumPara__42_875721103"/>Velloso, E.; Bulling, A.; Gellersen, H.; Ugulino, W.; Fuks, H. Qualitative Activity Recognition of Weight Lifting Exercises. Proceedings of 4th Augmented Human (AH) International Conference in cooperation with ACM SIGCHI (Augmented Human'13) . Stuttgart, Germany: ACM SIGCHI, 2013. <text:bookmark-end text:name="__RefNumPara__42_875721103"/></text:p>
        </text:list-item>
      </text:list>
      <text:h text:style-name="P14" text:outline-level="1"><text:soft-page-break/>Appendix</text:h>
      <text:p text:style-name="P13">#load data</text:p>
      <text:p text:style-name="P13">library('caret', 'kernlab', 'RANN')</text:p>
      <text:p text:style-name="P13">setwd("C:/Users/user/gitrep/pml_qsm/")</text:p>
      <text:p text:style-name="P13"/>
      <text:p text:style-name="P13">df.training &lt;- read.csv('./Data/pml-training.csv')</text:p>
      <text:p text:style-name="P13">df.testing &lt;- read.csv('./Data/pml-testing.csv')</text:p>
      <text:p text:style-name="P13">set.seed(579245)</text:p>
      <text:p text:style-name="P13"/>
      <text:p text:style-name="P13"># divide df.training dataset to a training and evaluation datasets</text:p>
      <text:p text:style-name="P13">trainIn &lt;- createDataPartition(df.training$classe, list=FALSE, p=0.75)</text:p>
      <text:p text:style-name="P13">training = df.training[trainIn,]</text:p>
      <text:p text:style-name="P13">evaluation = df.training[-trainIn,]</text:p>
      <text:p text:style-name="P13"/>
      <text:p text:style-name="P13"># remove nearZeroVar</text:p>
      <text:p text:style-name="P13">nzvIn &lt;- nearZeroVar(training)</text:p>
      <text:p text:style-name="P13">training &lt;- training[-nzvIn]</text:p>
      <text:p text:style-name="P13">evaluation &lt;- evaluation[-nzvIn]</text:p>
      <text:p text:style-name="P13">df.testing &lt;- df.testing[-nzvIn]</text:p>
      <text:p text:style-name="P13"/>
      <text:p text:style-name="P13">training[is.na(training)] &lt;- 0</text:p>
      <text:p text:style-name="P13">evaluation[is.na(evaluation)] &lt;- 0</text:p>
      <text:p text:style-name="P13">df.testing[is.na(df.testing)] &lt;- 0</text:p>
      <text:p text:style-name="P13"/>
      <text:p text:style-name="P13"># remove remaining factor variables, these changes should not affect the analysis,</text:p>
      <text:p text:style-name="P13"># names are tranformed to numeric IDs, and these dates are irrelevant to the analysis</text:p>
      <text:p text:style-name="P13">training[,2] &lt;- as.numeric(training[,2])</text:p>
      <text:p text:style-name="P13">training$cvtd_timestamp &lt;- NULL</text:p>
      <text:p text:style-name="P13">evaluation[,2] &lt;- as.numeric(evaluation[,2])</text:p>
      <text:p text:style-name="P13">evaluation$cvtd_timestamp &lt;- NULL</text:p>
      <text:p text:style-name="P13">df.testing[,2] &lt;- as.numeric(df.testing[,2])</text:p>
      <text:p text:style-name="P13">df.testing$cvtd_timestamp &lt;- NULL</text:p>
      <text:p text:style-name="P13"/>
      <text:p text:style-name="P13"># run PCA and prepare data</text:p>
      <text:p text:style-name="P13">preProc &lt;- preProcess(training[,-104], method='pca')</text:p>
      <text:p text:style-name="P13">trainPC &lt;- predict(preProc,training[,-104])</text:p>
      <text:p text:style-name="P13">evalPC &lt;- predict(preProc,evaluation[,-104])</text:p>
      <text:p text:style-name="P13">testPC &lt;- predict(preProc,df.testing[,-104])</text:p>
      <text:p text:style-name="P13"/>
      <text:p text:style-name="P13"># create random forest model</text:p>
      <text:p text:style-name="P13">modelFit &lt;- train(training$classe ~ ., method='rf',data=trainPC)</text:p>
      <text:p text:style-name="P13"><text:s text:c="2"/></text:p>
      <text:p text:style-name="P13"><text:s text:c="2"/># train random forest is a heavy operation, so use the model from file</text:p>
      <text:p text:style-name="P13"><text:s text:c="2"/># dput(modelFit, file='./RCode/randForest_PCA.txt') </text:p>
      <text:p text:style-name="P13"><text:s text:c="2"/># in addition to that, this file is archived -- the original is ~100 MBt, now ~20MBts</text:p>
      <text:p text:style-name="P13"/>
      <text:p text:style-name="P13"># predict for evaluation dataset and testing (submission) dataset</text:p>
      <text:p text:style-name="P13">evalPredict &lt;- predict(modelFit,evalPC)</text:p>
      <text:p text:style-name="P13">print(confusionMatrix(evalPredict, evaluation$classe))</text:p>
      <text:p text:style-name="P13">testPredict &lt;- predict(modelFit,testPC)</text:p>
      <text:p text:style-name="P13"/>
      <text:p text:style-name="P13">#prepare to submit ansers</text:p>
      <text:p text:style-name="P13">pml_write_files = function(x){</text:p>
      <text:p text:style-name="P13"><text:s text:c="2"/>n = length(x)</text:p>
      <text:p text:style-name="P13"><text:s text:c="2"/>for(i in 1:n){</text:p>
      <text:p text:style-name="P13"><text:s text:c="4"/>filename = paste0("problem_id_",i,".txt")</text:p>
      <text:p text:style-name="P13"><text:s text:c="4"/>write.table(x[i],file=filename,quote=FALSE,row.names=FALSE,col.names=FALSE)</text:p>
      <text:p text:style-name="P13"><text:s text:c="2"/>}</text:p>
      <text:p text:style-name="P13">}</text:p>
      <text:p text:style-name="P13">pml_write_files(as.character(testPredi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299in" fo:text-align="justify" style:justify-single-word="false"/>
      <style:text-properties style:font-name="Calibri"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05in" fo:margin-bottom="0.05in" style:page-number="auto"/>
      <style:text-properties style:font-name="Calibri1" fo:font-size="14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Frame" style:family="paragraph" style:parent-style-name="Caption"/>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22T09:14:37.70</meta:creation-date>
    <dc:date>2014-06-22T16:13:59.38</dc:date>
    <meta:editing-duration>PT5H41M37S</meta:editing-duration>
    <meta:editing-cycles>22</meta:editing-cycles>
    <meta:generator>OpenOffice/4.1.0$Win32 OpenOffice.org_project/410m18$Build-9764</meta:generator>
    <meta:document-statistic meta:table-count="0" meta:image-count="0" meta:object-count="0" meta:page-count="3" meta:paragraph-count="106" meta:word-count="1035" meta:character-count="7435"/>
  </office:meta>
</office:document-meta>
</file>